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1.117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6.077cm"/>
    </style:style>
    <style:style style:name="co6" style:family="table-column">
      <style:table-column-properties fo:break-before="auto" style:column-width="18.842cm"/>
    </style:style>
    <style:style style:name="co7" style:family="table-column">
      <style:table-column-properties fo:break-before="auto" style:column-width="7.075cm"/>
    </style:style>
    <style:style style:name="co8" style:family="table-column">
      <style:table-column-properties fo:break-before="auto" style:column-width="7.908cm"/>
    </style:style>
    <style:style style:name="co9" style:family="table-column">
      <style:table-column-properties fo:break-before="auto" style:column-width="17.926cm"/>
    </style:style>
    <style:style style:name="co10" style:family="table-column">
      <style:table-column-properties fo:break-before="auto" style:column-width="7.269cm"/>
    </style:style>
    <style:style style:name="co11" style:family="table-column">
      <style:table-column-properties fo:break-before="auto" style:column-width="18.258cm"/>
    </style:style>
    <style:style style:name="co12" style:family="table-column">
      <style:table-column-properties fo:break-before="auto" style:column-width="6.521cm"/>
    </style:style>
    <style:style style:name="co13" style:family="table-column">
      <style:table-column-properties fo:break-before="auto" style:column-width="19.67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inem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inemaId</text:p>
          </table:table-cell>
          <table:table-cell office:value-type="string">
            <text:p>Name</text:p>
          </table:table-cell>
          <table:table-cell office:value-type="string">
            <text:p>Uri</text:p>
          </table:table-cell>
        </table:table-row>
        <table:table-row table:style-name="ro2">
          <table:table-cell table:style-name="ce1" office:value-type="string">
            <text:p>0e84bd01-6261-4113-8661-82cdcef1fe7b </text:p>
          </table:table-cell>
          <table:table-cell office:value-type="string">
            <text:p>Odeon</text:p>
          </table:table-cell>
          <table:table-cell table:style-name="ce1" office:value-type="string">
            <text:p>https://powder-saddle-union.quicknode-ipfs.com/ipfs/QmewppuwYpA3M455Z2eV9chWgDvBThB3ExZQvgxJcetBbB </text:p>
          </table:table-cell>
        </table:table-row>
      </table:table>
      <table:table table:name="Place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PlaceId</text:p>
          </table:table-cell>
          <table:table-cell office:value-type="string">
            <text:p>CinemaId</text:p>
          </table:table-cell>
          <table:table-cell office:value-type="string">
            <text:p>Uri</text:p>
          </table:table-cell>
        </table:table-row>
        <table:table-row table:style-name="ro3">
          <table:table-cell table:style-name="ce1" office:value-type="string">
            <text:p>7019e469-ecbc-445b-b6e8-7f9009f7dc49 </text:p>
          </table:table-cell>
          <table:table-cell table:style-name="ce1" office:value-type="string">
            <text:p>0e84bd01-6261-4113-8661-82cdcef1fe7b </text:p>
          </table:table-cell>
          <table:table-cell table:style-name="ce1" office:value-type="string">
            <text:p>https://powder-saddle-union.quicknode-ipfs.com/ipfs/QmVGFzRoFiwsUw4zSRxyXSVRwoPCe9NFwwwLfzToeWNNsc </text:p>
          </table:table-cell>
        </table:table-row>
      </table:table>
      <table:table table:name="Screen" table:style-name="ta1" table:print="fals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table:style-name="Default" office:value-type="string">
            <text:p>ScreenId</text:p>
          </table:table-cell>
          <table:table-cell table:style-name="Default" office:value-type="string">
            <text:p>PlaceId</text:p>
          </table:table-cell>
          <table:table-cell table:style-name="Default" office:value-type="string">
            <text:p>Uri</text:p>
          </table:table-cell>
        </table:table-row>
        <table:table-row table:style-name="ro4">
          <table:table-cell office:value-type="string">
            <text:p>448dc74b-acff-4ad5-8ee9-075d8c3157ca </text:p>
          </table:table-cell>
          <table:table-cell office:value-type="string">
            <text:p>7019e469-ecbc-445b-b6e8-7f9009f7dc49 </text:p>
          </table:table-cell>
          <table:table-cell office:value-type="string">
            <text:p>https://powder-saddle-union.quicknode-ipfs.com/ipfs/QmYmJNmJKmmDCRxVSTS66gYYSojrYEG9raFQ3LtxxY8CqC </text:p>
          </table:table-cell>
        </table:table-row>
        <table:table-row table:style-name="ro5">
          <table:table-cell office:value-type="string">
            <text:p>265b8438-701d-446c-98f6-575c823a07e3 </text:p>
          </table:table-cell>
          <table:table-cell office:value-type="string">
            <text:p>7020e469-ecbc-445b-b6e8-7f9009f7dc49 </text:p>
          </table:table-cell>
          <table:table-cell office:value-type="string">
            <text:p>https://powder-saddle-union.quicknode-ipfs.com/ipfs/QmQWn6XZsEQTm3y1qPeViJBewsTs2vERBfs4BAC2xhjwLY </text:p>
          </table:table-cell>
        </table:table-row>
      </table:table>
      <table:table table:name="Film" table:style-name="ta1" table:print="false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>
            <text:p>FilmId</text:p>
          </table:table-cell>
          <table:table-cell office:value-type="string">
            <text:p>title</text:p>
          </table:table-cell>
          <table:table-cell office:value-type="string">
            <text:p>uri</text:p>
          </table:table-cell>
        </table:table-row>
        <table:table-row table:style-name="ro6">
          <table:table-cell table:style-name="ce1" office:value-type="string">
            <text:p>e8892bcb-cc83-493d-964a-ce48b8e2d157 </text:p>
          </table:table-cell>
          <table:table-cell table:style-name="ce1" office:value-type="string">
            <text:p>Dune 2 </text:p>
          </table:table-cell>
          <table:table-cell table:style-name="ce1" office:value-type="string">
            <text:p>https://powder-saddle-union.quicknode-ipfs.com/ipfs/QmWfeMM5L6L8h8zKveZpKCxzkApbsNg9vqj4kE7ENz1aew </text:p>
          </table:table-cell>
        </table:table-row>
      </table:table>
      <table:table table:name="Actor" table:style-name="ta1" table:print="false">
        <table:table-column table:style-name="co12" table:default-cell-style-name="ce1"/>
        <table:table-column table:style-name="co13" table:default-cell-style-name="ce1"/>
        <table:table-row table:style-name="ro1">
          <table:table-cell table:style-name="Default" office:value-type="string">
            <text:p>ActorId</text:p>
          </table:table-cell>
          <table:table-cell table:style-name="Default" office:value-type="string">
            <text:p>Uri</text:p>
          </table:table-cell>
        </table:table-row>
        <table:table-row table:style-name="ro7">
          <table:table-cell office:value-type="string">
            <text:p>8e73891b-57f1-4b3b-b970-7ca73bed3b71 </text:p>
          </table:table-cell>
          <table:table-cell office:value-type="string">
            <text:p>https://powder-saddle-union.quicknode-ipfs.com/ipfs/QmNdK4xNAbNnJHTU6DfU49qvggVfGqBR5nimJLoRzmNdVv </text:p>
          </table:table-cell>
        </table:table-row>
        <table:table-row table:style-name="ro5">
          <table:table-cell office:value-type="string">
            <text:p>e60d11f4-973b-489a-9939-6d792b218575 </text:p>
          </table:table-cell>
          <table:table-cell office:value-type="string">
            <text:p>https://powder-saddle-union.quicknode-ipfs.com/ipfs/QmRd6LrbXezQEh5ZL6KPEG3RoW5FB1PqKknyUEB9mFagrZ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2">12/04/2024</text:date>, <text:time>21:5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2T20:27:26.21</meta:creation-date>
    <dc:date>2024-04-12T21:50:33.01</dc:date>
    <meta:editing-duration>PT9M56S</meta:editing-duration>
    <meta:editing-cycles>1</meta:editing-cycles>
    <meta:document-statistic meta:table-count="5" meta:cell-count="33" meta:object-count="0"/>
    <meta:generator>OpenOffice/4.1.15$Win32 OpenOffice.org_project/4115m2$Build-9813</meta:generator>
  </office:meta>
</office:document-meta>
</file>